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fo:background-color="#DBE9F7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2pt solid #CCCCCC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8.20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5.926666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5.58270833333333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8.36083333333333cm"/>
    </style:style>
    <style:style style:name="co16" style:family="table-column">
      <style:table-column-properties fo:break-before="auto" style:column-width="4.683125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291666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7.27604166666667cm"/>
    </style:style>
    <style:style style:name="co21" style:family="table-column">
      <style:table-column-properties fo:break-before="auto" style:column-width="5.26520833333333cm"/>
    </style:style>
    <style:style style:name="co22" style:family="table-column">
      <style:table-column-properties fo:break-before="auto" style:column-width="7.80520833333333cm"/>
    </style:style>
    <style:style style:name="co23" style:family="table-column">
      <style:table-column-properties fo:break-before="auto" style:column-width="6.00604166666667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11.6416666666667cm"/>
    </style:style>
    <style:style style:name="co26" style:family="table-column">
      <style:table-column-properties fo:break-before="auto" style:column-width="3.91583333333333cm"/>
    </style:style>
    <style:style style:name="co27" style:family="table-column">
      <style:table-column-properties fo:break-before="auto" style:column-width="4.63020833333333cm"/>
    </style:style>
    <style:style style:name="co28" style:family="table-column">
      <style:table-column-properties fo:break-before="auto" style:column-width="5.50333333333333cm"/>
    </style:style>
    <style:style style:name="co29" style:family="table-column">
      <style:table-column-properties fo:break-before="auto" style:column-width="6.40291666666667cm"/>
    </style:style>
    <style:style style:name="co30" style:family="table-column">
      <style:table-column-properties fo:break-before="auto" style:column-width="4.81541666666667cm"/>
    </style:style>
    <style:style style:name="co31" style:family="table-column">
      <style:table-column-properties fo:break-before="auto" style:column-width="5.476875cm"/>
    </style:style>
    <style:style style:name="co32" style:family="table-column">
      <style:table-column-properties fo:break-before="auto" style:column-width="6.429375cm"/>
    </style:style>
    <style:style style:name="co33" style:family="table-column">
      <style:table-column-properties fo:break-before="auto" style:column-width="2.778125cm"/>
    </style:style>
    <style:style style:name="co34" style:family="table-column">
      <style:table-column-properties fo:break-before="auto" style:column-width="7.48770833333333cm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4.47145833333333cm"/>
    </style:style>
    <style:style style:name="co37" style:family="table-column">
      <style:table-column-properties fo:break-before="auto" style:column-width="5.60916666666667cm"/>
    </style:style>
    <style:style style:name="co38" style:family="table-column">
      <style:table-column-properties fo:break-before="auto" style:column-width="3.04270833333333cm"/>
    </style:style>
    <style:style style:name="co39" style:family="table-column">
      <style:table-column-properties fo:break-before="auto" style:column-width="7.32895833333333cm"/>
    </style:style>
    <style:style style:name="co40" style:family="table-column">
      <style:table-column-properties fo:break-before="auto" style:column-width="4.048125cm"/>
    </style:style>
    <style:style style:name="co41" style:family="table-column">
      <style:table-column-properties fo:break-before="auto" style:column-width="5.23875cm"/>
    </style:style>
    <style:style style:name="co42" style:family="table-column">
      <style:table-column-properties fo:break-before="auto" style:column-width="2.64583333333333cm"/>
    </style:style>
    <style:style style:name="co43" style:family="table-column">
      <style:table-column-properties fo:break-before="auto" style:column-width="8.99583333333333cm"/>
    </style:style>
    <style:style style:name="co44" style:family="table-column">
      <style:table-column-properties fo:break-before="auto" style:column-width="7.09083333333333cm"/>
    </style:style>
    <style:style style:name="co45" style:family="table-column">
      <style:table-column-properties fo:break-before="auto" style:column-width="7.699375cm"/>
    </style:style>
    <style:style style:name="co46" style:family="table-column">
      <style:table-column-properties fo:break-before="auto" style:column-width="6.69395833333333cm"/>
    </style:style>
    <style:style style:name="co47" style:family="table-column">
      <style:table-column-properties fo:break-before="auto" style:column-width="2.936875cm"/>
    </style:style>
    <style:style style:name="co48" style:family="table-column">
      <style:table-column-properties fo:break-before="auto" style:column-width="10.239375cm"/>
    </style:style>
    <style:style style:name="co49" style:family="table-column">
      <style:table-column-properties fo:break-before="auto" style:column-width="6.85270833333333cm"/>
    </style:style>
    <style:style style:name="co50" style:family="table-column">
      <style:table-column-properties fo:break-before="auto" style:column-width="10.3452083333333cm"/>
    </style:style>
    <style:style style:name="co51" style:family="table-column">
      <style:table-column-properties fo:break-before="auto" style:column-width="8.86354166666667cm"/>
    </style:style>
    <style:style style:name="co52" style:family="table-column">
      <style:table-column-properties fo:break-before="auto" style:column-width="2.67229166666667cm"/>
    </style:style>
    <style:style style:name="co53" style:family="table-column">
      <style:table-column-properties fo:break-before="auto" style:column-width="8.22854166666667cm"/>
    </style:style>
    <style:style style:name="co54" style:family="table-column">
      <style:table-column-properties fo:break-before="auto" style:column-width="8.41375cm"/>
    </style:style>
    <style:style style:name="co55" style:family="table-column">
      <style:table-column-properties fo:break-before="auto" style:column-width="9.763125cm"/>
    </style:style>
    <style:style style:name="co56" style:family="table-column">
      <style:table-column-properties fo:break-before="auto" style:column-width="8.70479166666667cm"/>
    </style:style>
    <style:style style:name="co57" style:family="table-column">
      <style:table-column-properties fo:break-before="auto" style:column-width="2.96333333333333cm"/>
    </style:style>
    <style:style style:name="co58" style:family="table-column">
      <style:table-column-properties fo:break-before="auto" style:column-width="10.55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table:tab-color="#92D050" style:writing-mode="lr-tb"/>
    </style:style>
    <style:style style:name="ta2" style:family="table" style:master-page-name="mp2">
      <style:table-properties table:display="true" table:tab-color="#92D050" style:writing-mode="lr-tb"/>
    </style:style>
    <style:style style:name="ta3" style:family="table" style:master-page-name="mp3">
      <style:table-properties table:display="true" table:tab-color="#92D050" style:writing-mode="lr-tb"/>
    </style:style>
    <style:style style:name="ta4" style:family="table" style:master-page-name="mp3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u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Alun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Alu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Aluno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completo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mail_Aluno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mail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urno_Alun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urno do aluno(manhã/tarde/noite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dalidade_Aluno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ipo de aula do aluno (Regular ou Conversação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ula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ula do aluno</text:p>
          </table:table-cell>
          <table:table-cell table:number-columns-repeated="16379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office:value-type="string" table:style-name="ce1">
            <text:p>l</text:p>
          </table:table-cell>
          <table:table-cell table:number-columns-repeated="16383"/>
        </table:table-row>
        <table:table-row table:number-rows-repeated="1048548" table:style-name="ro2">
          <table:table-cell table:number-columns-repeated="16384"/>
        </table:table-row>
      </table:table>
      <table:table table:name="Funcionário" table:style-name="ta2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Funcionári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Funcion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Funcionari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complet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mail_Funcionari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mail de contat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ção_Funcion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unção exerci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urno_Funcionari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urno do funcionário(manhã/tarde/noite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al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Salario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Endereç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Endereç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Enderec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endereç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ogradour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do informante(rua ou avenida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umero_Enderec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úmero do endereç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mplement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omplemento do endereço(casa ou apartament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airr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Bairro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dade_Enderec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idade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stado_Endereco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stado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EP_Endereco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EP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an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ar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ntato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Contato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Contat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ndetificador único do conta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lefone_Contat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elefone fixo de conta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n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a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number-rows-repeated="1048570" table:style-name="ro2">
          <table:table-cell table:number-columns-repeated="16384"/>
        </table:table-row>
      </table:table>
      <table:table table:name="Salário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Salár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Sal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sal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alor_Salario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Valor pago do sal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Salari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o sal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Pagamento_Sal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(ex: pago, pendente, atrasad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ma_Pagamento_Sal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orma de pagamento (Pix)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  <table:table table:name="Pagamento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9" table:default-cell-style-name="ce1"/>
        <table:table-column table:style-name="co29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Pagament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Pagament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pagamen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Pagament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o pagamen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alor_Pagamento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Valor do pagamen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Pagament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(pago, pendente, atrasad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ma_Pagament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ormato de pagamento (pix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Planilha2" table:style-name="ta4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ilha3" table:style-name="ta4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Aula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Aula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Aula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Aula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ula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rario_Aula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Horário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nteudo_Aula</text:p>
          </table:table-cell>
          <table:table-cell office:value-type="string" table:style-name="ce1">
            <text:p>VARCHAR(25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onteúdo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n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ário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  <table:table table:name="Avaliação" table:style-name="ta2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Avaliaçã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Avaliaca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avalia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ipo_Avaliaca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ipo (oral, escrita,apresentaçã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Avaliacao</text:p>
          </table:table-cell>
          <table:table-cell office:value-type="string" table:style-name="ce1">
            <text:p>DECIMAL(10,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atribuída na avalia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dul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modulo</text:p>
          </table:table-cell>
          <table:table-cell table:number-columns-repeated="16379"/>
        </table:table-row>
        <table:table-row table:number-rows-repeated="1048570" table:style-name="ro2">
          <table:table-cell table:number-columns-repeated="16384"/>
        </table:table-row>
      </table:table>
      <table:table table:name="Módulo" table:style-name="ta2">
        <table:table-column table:style-name="co16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Módulo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Modul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módul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Modul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do módulo(básico,intermediário ou avançad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scricao_Modulo</text:p>
          </table:table-cell>
          <table:table-cell office:value-type="string" table:style-name="ce1">
            <text:p>VARCHAR(25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escrição do conteúdo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Exclusão_Aluno" table:style-name="ta3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Exclusao Alun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Exclusao_Alu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exclusão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tivo_Exclusao_Aluno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Porque da exclusão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ata_Exclusa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<text:s/>da exclusão<text:s/>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Exclusão_Funcionário" table:style-name="ta3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Exclusa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Exclusao_Funcion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exclusã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tivo_Exclusao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Porque da exclusão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Exclusao_Funcionari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<text:s/>da exclusão<text:s/>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HISTORICO_DE_ALUNO" table:style-name="ta4"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Histórico de Alun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  <table:table table:name="HISTÓRICO_DE_FUNCIONÁRIO" table:style-name="ta4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Histórico de Funcionár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nna Cristina Nogueira dos Santos</meta:initial-creator>
    <dc:creator/>
    <meta:creation-date>2025-05-29T20:43:40Z</meta:creation-date>
    <dc:date>2025-06-30T12:46:03Z</dc:date>
  </office:meta>
</office:document-meta>
</file>